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Calibri" svg:font-family="Calibri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margin-bottom="0.1944in" fo:text-align="center">
        <style:tab-stops>
          <style:tab-stop style:position="1.1250in"/>
        </style:tab-stops>
      </style:paragraph-properties>
      <style:text-properties style:font-name="Calibri" fo:font-size="16.0pt"/>
    </style:style>
    <style:style style:name="P2" style:family="paragraph" style:parent-style-name="Standard">
      <style:text-properties style:font-name="Calibri" fo:font-size="12.0pt"/>
    </style:style>
    <style:style style:name="P3" style:family="paragraph" style:parent-style-name="Standard">
      <style:paragraph-properties fo:text-align="center"/>
      <style:text-properties style:font-name="Calibri" fo:font-size="10.0pt" fo:color="#808080"/>
    </style:style>
    <style:style style:name="P4" style:family="paragraph" style:parent-style-name="Standard">
      <style:text-properties style:font-name="Calibri" fo:font-size="11.0pt" fo:color="#a6a6a6"/>
    </style:style>
    <style:style style:name="P5" style:family="paragraph" style:parent-style-name="Standard">
      <style:text-properties style:font-name="Calibri" fo:font-size="11.0pt" fo:color="#bfbfbf"/>
    </style:style>
    <style:style style:name="P6" style:family="paragraph" style:parent-style-name="Standard">
      <style:paragraph-properties fo:margin-left="0.0785in" fo:margin-right="0.0785in"/>
      <style:text-properties style:font-name="Calibri" fo:font-size="12.0pt"/>
    </style:style>
    <style:style style:name="P7" style:family="paragraph" style:parent-style-name="Standard">
      <style:paragraph-properties fo:margin-left="0.0785in" fo:margin-right="0.0785in"/>
      <style:text-properties style:font-name="Calibri" fo:font-size="10.0pt"/>
    </style:style>
    <style:style style:name="P8" style:family="paragraph" style:parent-style-name="Standard">
      <style:paragraph-properties fo:margin-left="2.0000in" fo:text-indent="-2.0000in"/>
      <style:text-properties style:font-name="Calibri" fo:font-size="12.0pt"/>
    </style:style>
    <style:style style:name="T1" style:family="text">
      <style:text-properties fo:font-style="italic" fo:font-style-asian="italic" fo:font-style-complex="italic"/>
    </style:style>
    <style:style style:name="T2" style:family="text">
      <style:text-properties fo:font-weight="bold" fo:font-weight-asian="bold" fo:font-weight-complex="bold"/>
    </style:style>
    <style:style style:name="T3" style:family="text">
      <style:text-properties fo:font-size="12.0pt" fo:font-size-asian="12.0pt" fo:font-size-complex="12.0pt" fo:font-weight="bold" fo:font-weight-asian="bold" fo:font-weight-complex="bold" fo:color="#000000"/>
    </style:style>
    <style:style style:name="T4" style:family="text">
      <style:text-properties fo:font-size="12.0pt" fo:font-size-asian="12.0pt" fo:font-size-complex="12.0pt" fo:color="#000000"/>
    </style:style>
    <style:style style:name="T5" style:family="text">
      <style:text-properties fo:font-size="12.0pt" fo:font-size-asian="12.0pt" fo:font-size-complex="12.0pt" style:text-underline-style="solid" fo:color="#000000"/>
    </style:style>
    <style:style style:name="T6" style:family="text">
      <style:text-properties style:text-underline-style="solid"/>
    </style:style>
    <style:style style:name="T7" style:family="text">
      <style:text-properties fo:font-size="12.0pt" fo:font-size-asian="12.0pt" fo:font-size-complex="12.0pt"/>
    </style:style>
    <style:style style:name="T8" style:family="text">
      <style:text-properties fo:font-size="11.0pt" fo:font-size-asian="11.0pt" fo:font-size-complex="11.0pt" fo:color="#a6a6a6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ext:p text:style-name="P1">Team Contract</text:p>
      <text:p text:style-name="P2">Get a good grade, work well as a team, equally contribute, and have fun!</text:p>
      <table:table table:name="Table1" table:style-name="Table1">
        <table:table-column table:style-name="TableColumn1"/>
        <table:table-row>
          <table:table-cell table:style-name="TableCell1">
            <text:p text:style-name="P3"><text:span text:style-name="T1">(e.g., get a good grade, make a visually appealing application, create a useful application, etc.)</text:span></text:p>
          </table:table-cell>
        </table:table-row>
      </table:table>
      <text:p text:style-name="P2"><text:span text:style-name="T2"><text:line-break/>2. Team Roles </text:span></text:p>
      <text:p text:style-name="P2">All team members must contribute to the code base and understand all documents submitted by the team. <text:s/>Other roles can be assigned to individual team members based on their strength or on a rotating basis. <text:s/>(Your team may start by rotating roles and then assign based on strength.)</text:p>
      <text:p text:style-name="P2"/>
      <text:p text:style-name="P4"><text:span text:style-name="T3">Code Reviewer</text:span><text:span text:style-name="T4"><text:s/>_</text:span><text:span text:style-name="T5">Eric Ni_</text:span><text:span text:style-name="T4">________________________________________________________________<text:line-break/></text:span>(Provides feedback on the quality of all code submitted to the code repository. <text:s/>Some require a code review before the code is added to the code repository.)</text:p>
      <text:p text:style-name="P2"><text:line-break/><text:span text:style-name="T2">Team Lead</text:span><text:s/><text:span text:style-name="T6">_Jessie Scotvold_____________________________________________________________</text:span></text:p>
      <text:p text:style-name="P4">(Decides what the team will work on based on input from all team members.)</text:p>
      <text:p text:style-name="P2"/>
      <text:p text:style-name="P2"><text:span text:style-name="T2">Meeting Facilitator</text:span><text:s/>_<text:span text:style-name="T6">Merissa Greer________</text:span>_______________________________________________</text:p>
      <text:p text:style-name="P4">(Organizes time/ location of meetings, ensures meetings stay on track, and all team members can and do contribute during meetings.)</text:p>
      <text:p text:style-name="P2"/>
      <text:p text:style-name="P2"><text:span text:style-name="T2">Code Repository Manager</text:span><text:s/>_<text:span text:style-name="T6">Andrei Hemplo</text:span>________________________________________________</text:p>
      <text:p text:style-name="P4">(Sets up code repository, versions code for the various deliverables, helps other team members use repository, ensures code in repository compiles and runs.)</text:p>
      <text:p text:style-name="P2"/>
      <text:p text:style-name="P2"><text:span text:style-name="T2">Coordinator</text:span><text:s/>_<text:span text:style-name="T6">Merissa Greer</text:span>_____________________________________________________________</text:p>
      <text:p text:style-name="P4">(Follows up with individual team members to ensure deadlines will be met or if meetings or deadlines are missed.)</text:p>
      <text:p text:style-name="P2"/>
      <text:p text:style-name="P2"><text:span text:style-name="T2">Technical Writer </text:span>_<text:span text:style-name="T6">Mitchell Lawrence_________</text:span>_____________________________________________</text:p>
      <text:p text:style-name="P4">(Creates documentation required for project such as README file and test document.)</text:p>
      <text:p text:style-name="P2"/>
      <text:p text:style-name="P4"><text:span text:style-name="T3">Architect</text:span><text:span text:style-name="T4"><text:s/>_</text:span><text:span text:style-name="T5">Andrei Hemplo__________</text:span><text:span text:style-name="T4">_____________________________________________________</text:span><text:s/>(Manages overall design of implementation and classes and maintains class diagram and other UML documentation.)</text:p>
      <text:p text:style-name="P2"><text:line-break/><text:span text:style-name="T2">Other <text:s text:c="6"/></text:span><text:s/>___________________________________________________________________________</text:p>
      <text:p text:style-name="P5">(Specify role, responsibility in role and individuals in role)</text:p>
      <text:p text:style-name="P4"/>
      <text:p text:style-name="P4"/>
      <text:p text:style-name="P2"><text:span text:style-name="T2"><text:line-break/>3. Team Communication</text:span></text:p>
      <text:p text:style-name="P2">First discuss the communication tools each individual team member uses in their lives on a daily basis. <text:s/>Then decide what communication tool you will use as a team. <text:s/>This may be a new communication tool or something that all team members are already using.</text:p>
      <text:p text:style-name="P2"/>
      <table:table table:name="Table2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2"/>
          </table:table-cell>
          <table:table-cell table:style-name="TableCell1">
            <text:p text:style-name="P6">Andrei Hemplo</text:p>
          </table:table-cell>
          <table:table-cell table:style-name="TableCell1">
            <text:p text:style-name="P6">Merissa Greer</text:p>
          </table:table-cell>
          <table:table-cell table:style-name="TableCell1">
            <text:p text:style-name="P6">Jessie Scotvold</text:p>
          </table:table-cell>
          <table:table-cell table:style-name="TableCell1">
            <text:p text:style-name="P6">Eric Ni</text:p>
          </table:table-cell>
          <table:table-cell table:style-name="TableCell1">
            <text:p text:style-name="P7">Mitchell<text:span text:style-name="T7"><text:s/></text:span>Lawrence</text:p>
          </table:table-cell>
          <table:table-cell table:style-name="TableCell1">
            <text:p text:style-name="P6">N/A</text:p>
          </table:table-cell>
          <table:table-cell table:style-name="TableCell1">
            <text:p text:style-name="P6">Team Communication tools</text:p>
          </table:table-cell>
        </table:table-row>
        <table:table-row>
          <table:table-cell table:style-name="TableCell1">
            <text:p text:style-name="P2">Texting</text:p>
          </table:table-cell>
          <table:table-cell table:style-name="TableCell1">
            <text:p text:style-name="P2">N</text:p>
          </table:table-cell>
          <table:table-cell table:style-name="TableCell1">
            <text:p text:style-name="P2">Y</text:p>
          </table:table-cell>
          <table:table-cell table:style-name="TableCell1">
            <text:p text:style-name="P2">Y</text:p>
          </table:table-cell>
          <table:table-cell table:style-name="TableCell1">
            <text:p text:style-name="P2">N</text:p>
          </table:table-cell>
          <table:table-cell table:style-name="TableCell1">
            <text:p text:style-name="P2">Y</text:p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>Phone calls</text:p>
          </table:table-cell>
          <table:table-cell table:style-name="TableCell1">
            <text:p text:style-name="P2">N</text:p>
          </table:table-cell>
          <table:table-cell table:style-name="TableCell1">
            <text:p text:style-name="P2">N</text:p>
          </table:table-cell>
          <table:table-cell table:style-name="TableCell1">
            <text:p text:style-name="P2">N</text:p>
          </table:table-cell>
          <table:table-cell table:style-name="TableCell1">
            <text:p text:style-name="P2">N</text:p>
          </table:table-cell>
          <table:table-cell table:style-name="TableCell1">
            <text:p text:style-name="P2">Y</text:p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>E-mail</text:p>
          </table:table-cell>
          <table:table-cell table:style-name="TableCell1">
            <text:p text:style-name="P2">Y</text:p>
          </table:table-cell>
          <table:table-cell table:style-name="TableCell1">
            <text:p text:style-name="P2">Y</text:p>
          </table:table-cell>
          <table:table-cell table:style-name="TableCell1">
            <text:p text:style-name="P2">Y</text:p>
          </table:table-cell>
          <table:table-cell table:style-name="TableCell1">
            <text:p text:style-name="P2">Y</text:p>
          </table:table-cell>
          <table:table-cell table:style-name="TableCell1">
            <text:p text:style-name="P2">Y</text:p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>D2L team discussion board</text:p>
          </table:table-cell>
          <table:table-cell table:style-name="TableCell1">
            <text:p text:style-name="P2">N</text:p>
          </table:table-cell>
          <table:table-cell table:style-name="TableCell1">
            <text:p text:style-name="P2">N</text:p>
          </table:table-cell>
          <table:table-cell table:style-name="TableCell1">
            <text:p text:style-name="P2">N</text:p>
          </table:table-cell>
          <table:table-cell table:style-name="TableCell1">
            <text:p text:style-name="P2">N</text:p>
          </table:table-cell>
          <table:table-cell table:style-name="TableCell1">
            <text:p text:style-name="P2">N</text:p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>WhatsApp</text:p>
          </table:table-cell>
          <table:table-cell table:style-name="TableCell1">
            <text:p text:style-name="P2">N</text:p>
          </table:table-cell>
          <table:table-cell table:style-name="TableCell1">
            <text:p text:style-name="P2">N</text:p>
          </table:table-cell>
          <table:table-cell table:style-name="TableCell1">
            <text:p text:style-name="P2">N</text:p>
          </table:table-cell>
          <table:table-cell table:style-name="TableCell1">
            <text:p text:style-name="P2">N</text:p>
          </table:table-cell>
          <table:table-cell table:style-name="TableCell1">
            <text:p text:style-name="P2">N</text:p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>Slack</text:p>
          </table:table-cell>
          <table:table-cell table:style-name="TableCell1">
            <text:p text:style-name="P2">N</text:p>
          </table:table-cell>
          <table:table-cell table:style-name="TableCell1">
            <text:p text:style-name="P2">N</text:p>
          </table:table-cell>
          <table:table-cell table:style-name="TableCell1">
            <text:p text:style-name="P2">N</text:p>
          </table:table-cell>
          <table:table-cell table:style-name="TableCell1">
            <text:p text:style-name="P2">N</text:p>
          </table:table-cell>
          <table:table-cell table:style-name="TableCell1">
            <text:p text:style-name="P2">N</text:p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>Skype</text:p>
          </table:table-cell>
          <table:table-cell table:style-name="TableCell1">
            <text:p text:style-name="P2">N</text:p>
          </table:table-cell>
          <table:table-cell table:style-name="TableCell1">
            <text:p text:style-name="P2">N</text:p>
          </table:table-cell>
          <table:table-cell table:style-name="TableCell1">
            <text:p text:style-name="P2">N</text:p>
          </table:table-cell>
          <table:table-cell table:style-name="TableCell1">
            <text:p text:style-name="P2">N</text:p>
          </table:table-cell>
          <table:table-cell table:style-name="TableCell1">
            <text:p text:style-name="P2">N</text:p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>Google Hangout</text:p>
          </table:table-cell>
          <table:table-cell table:style-name="TableCell1">
            <text:p text:style-name="P2">N</text:p>
          </table:table-cell>
          <table:table-cell table:style-name="TableCell1">
            <text:p text:style-name="P2">N</text:p>
          </table:table-cell>
          <table:table-cell table:style-name="TableCell1">
            <text:p text:style-name="P2">N</text:p>
          </table:table-cell>
          <table:table-cell table:style-name="TableCell1">
            <text:p text:style-name="P2">N</text:p>
          </table:table-cell>
          <table:table-cell table:style-name="TableCell1">
            <text:p text:style-name="P2">N</text:p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>Facebook (messenger)</text:p>
          </table:table-cell>
          <table:table-cell table:style-name="TableCell1">
            <text:p text:style-name="P2">Y</text:p>
          </table:table-cell>
          <table:table-cell table:style-name="TableCell1">
            <text:p text:style-name="P2">N</text:p>
          </table:table-cell>
          <table:table-cell table:style-name="TableCell1">
            <text:p text:style-name="P2">Y</text:p>
          </table:table-cell>
          <table:table-cell table:style-name="TableCell1">
            <text:p text:style-name="P2">N</text:p>
          </table:table-cell>
          <table:table-cell table:style-name="TableCell1">
            <text:p text:style-name="P2">N</text:p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</table:table>
      <text:p text:style-name="P2"><text:span text:style-name="T2"/></text:p>
      <text:p text:style-name="P2"><text:span text:style-name="T2">4. Team Meeting Schedule</text:span></text:p>
      <text:p text:style-name="P2">It is recommended that you set aside 2 hours each week for a team meeting. <text:s/>Teams are formed to ensure that most teams have a 2 hour time block where all team members are available.</text:p>
      <text:p text:style-name="P2"/>
      <text:p text:style-name="P2">Meeting time: _<text:span text:style-name="T6">Wednesday Mornings 9 am to 11 am as needed_</text:span>_______________________________</text:p>
      <text:p text:style-name="P2"/>
      <text:p text:style-name="P2">Meeting location: _<text:span text:style-name="T6">On Campus, Off Campus. Mainly TFDL workrooms.</text:span>_______________________________</text:p>
      <text:p text:style-name="P4">(Location on-campus, off-campus, virtual (specify tool used), etc.)</text:p>
      <text:p text:style-name="P2"/>
      <text:p text:style-name="P8">Standing meeting agenda: <text:s/><text:tab/>1. _<text:span text:style-name="T6">Review completed tasks – 30 min__</text:span>______________<text:line-break/><text:span text:style-name="T8"><text:s text:c="5"/>(eg: update from all team members – 20 min)<text:line-break/></text:span></text:p>
      <text:p text:style-name="P4"><text:span text:style-name="T4"><text:tab/><text:tab/><text:tab/><text:tab/>2. </text:span><text:span text:style-name="T5">_Troubleshoot– 15 min_</text:span><text:span text:style-name="T4">______________<text:line-break/><text:tab/><text:tab/><text:tab/><text:tab/><text:s text:c="4"/></text:span>(eg: identify problems that need to be resolved (based on update) – 20 min)</text:p>
      <text:p text:style-name="P2"/>
      <text:p text:style-name="P2"><text:tab/><text:tab/><text:tab/><text:tab/>3. _<text:span text:style-name="T6">Discuss Code – 1 hr</text:span></text:p>
      <text:p text:style-name="P4"><text:span text:style-name="T4"><text:tab/><text:tab/><text:tab/><text:tab/><text:s text:c="3"/></text:span><text:s/>(eg: discuss/prioritize upcoming tasks – 10 min)</text:p>
      <text:p text:style-name="P2"/>
      <text:p text:style-name="P2"><text:tab/><text:tab/><text:tab/><text:tab/>4. _<text:span text:style-name="T6">Assign Tasks –15 min</text:span></text:p>
      <text:p text:style-name="P4"><text:span text:style-name="T4"><text:tab/><text:tab/><text:tab/><text:tab/><text:s/></text:span><text:s text:c="2"/>(eg: design work to be completed and assign to individuals – 50 min)</text:p>
      <text:p text:style-name="P2"><text:span text:style-name="T2"/></text:p>
      <text:p text:style-name="P2"><text:span text:style-name="T2"/></text:p>
      <text:p text:style-name="P2"><text:span text:style-name="T2">4. Expectations from Team Members</text:span></text:p>
      <text:p text:style-name="P2">Prevent unnecessary conflict by setting clear expectations.</text:p>
      <text:p text:style-name="P2"/>
      <text:p text:style-name="P2">If you can’t make it to a team meeting then <text:span text:style-name="T6">_e-mail or text to inform the rest of the team___</text:span>________.</text:p>
      <text:p text:style-name="P4">(eg: let coordinator know as soon as you know you can’t make it and ask coordinator for results of meeting)</text:p>
      <text:p text:style-name="P2"/>
      <text:p text:style-name="P2">If you have problems completing your part of the code for the project then _<text:span text:style-name="T6">ask for help from the rest<text:line-break/></text:span><text:line-break/><text:span text:style-name="T6">of the team__</text:span>________________________________________________________________________.</text:p>
      <text:p text:style-name="P4">(eg: contact architect after struggling with the problem/code for 30 minutes without results and at least 48 hours before your share is due.)</text:p>
      <text:p text:style-name="P2"/>
      <text:p text:style-name="P2">If you haven’t contributed any ideas during the meeting yet then _<text:span text:style-name="T6">its okay, try harder_</text:span>_____________<text:line-break/><text:line-break/>___________________________________________________________________________________.</text:p>
      <text:p text:style-name="P4">(eg: meeting facilitator will ask for your ideas during/after the meeting. <text:s/>Let facilitator know if this is problematic for you ahead of time.)</text:p>
      <text:p text:style-name="P4"/>
      <text:p text:style-name="P2">If you have so many ideas that you have spoken for most of the meeting then <text:span text:style-name="T6">_share ideas, make sure</text:span><text:line-break/><text:line-break/>everyone has a chance to speak _________________________________________________________.</text:p>
      <text:p text:style-name="P4">(eg: meeting facilitator will ask you to hold your thoughts and give other team members a chance to speak.)</text:p>
      <text:p text:style-name="P4"/>
      <text:p text:style-name="P2">If you see that code contributed by another team members is incorrect or could be improved then <text:s/>___<text:line-break/><text:line-break/><text:span text:style-name="T6">_explain why the code is incorrect, and help fix it____</text:span>_______________________________________.</text:p>
      <text:p text:style-name="P4">(eg: you’ll explain why the code is incorrect and how it can be improved but the team will decide if changes are required.)</text:p>
      <text:p text:style-name="P2"/>
      <text:p text:style-name="P2"/>
      <text:p text:style-name="P2">Other expectations: ___________________________________________________________________</text:p>
      <text:p text:style-name="P2"><text:line-break/>___________________________________________________________________________________.</text:p>
      <text:p text:style-name="P2"><text:line-break/>___________________________________________________________________________________.</text:p>
      <text:p text:style-name="P2"/>
      <text:p text:style-name="P2"><text:span text:style-name="T2">5. Signing</text:span></text:p>
      <text:p text:style-name="P2">If any team member does not meet these expectation, this team members should be reminded of this contract and this should also be reflected in the peer evaluations.</text:p>
      <text:p text:style-name="P2"/>
      <text:p text:style-name="P2">Names of team members that have read and agreed with all parts of this contract:<text:line-break/><text:line-break/>__Andrei Hemplo___________ <text:s text:c="7"/>__Merissa Greer_____________ <text:s text:c="6"/>__Eric Ni__________________<text:line-break/><text:line-break/>__Jessie Scotvold___________ <text:s text:c="7"/>__Mitchell Lawrence__________ <text:s text:c="6"/>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348.17</meta:generator>
    <meta:initial-creator>verwaal</meta:initial-creator>
  </office:meta>
</office:document-meta>
</file>